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ec78" officeooo:paragraph-rsid="0000ec78"/>
    </style:style>
    <style:style style:name="P2" style:family="paragraph" style:parent-style-name="Standard">
      <style:paragraph-properties fo:text-align="center" style:justify-single-word="false"/>
      <style:text-properties officeooo:rsid="0000ec78" officeooo:paragraph-rsid="0000ec78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tyle="italic" fo:font-weight="normal" officeooo:rsid="0000ec78" officeooo:paragraph-rsid="0000ec78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bold" officeooo:rsid="00028f3c" officeooo:paragraph-rsid="00028f3c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normal" fo:font-weight="bold" officeooo:rsid="0000ec78" officeooo:paragraph-rsid="0000ec78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bold" officeooo:rsid="0000ec78" officeooo:paragraph-rsid="0000ec78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00ec78" officeooo:paragraph-rsid="00028f3c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00ec78" officeooo:paragraph-rsid="0000ec78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tyle="normal" fo:font-weight="normal" officeooo:rsid="0000ec78" officeooo:paragraph-rsid="0000ec78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028f3c" officeooo:paragraph-rsid="00028f3c" style:font-style-asian="normal" style:font-weight-asian="normal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tyle="normal" fo:font-weight="normal" officeooo:rsid="00028f3c" officeooo:paragraph-rsid="00028f3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1pt" fo:font-style="italic" fo:font-weight="normal" officeooo:rsid="0000ec78" officeooo:paragraph-rsid="0000ec78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12pt" fo:font-style="normal" fo:font-weight="bold" officeooo:rsid="0000ec78" officeooo:paragraph-rsid="0000ec78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2pt" fo:font-style="normal" fo:font-weight="bold" officeooo:rsid="0000ec78" officeooo:paragraph-rsid="00035f48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bold" officeooo:rsid="0000ec78" officeooo:paragraph-rsid="00035f48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fo:font-style="normal" fo:font-weight="bold" officeooo:rsid="00035f48" officeooo:paragraph-rsid="00035f48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035f48" officeooo:paragraph-rsid="00040628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style="italic" fo:font-weight="bold" officeooo:rsid="00035f48" officeooo:paragraph-rsid="00035f48" style:font-style-asian="italic" style:font-weight-asian="bold" style:font-style-complex="italic" style:font-weight-complex="bold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style:font-name="Bitstream Vera Serif" fo:font-size="11pt" fo:font-weight="normal" officeooo:rsid="00045e0b" style:font-size-asian="11pt" style:font-weight-asian="normal" style:font-size-complex="11pt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28f3c" style:font-weight-asian="normal" style:font-weight-complex="normal"/>
    </style:style>
    <style:style style:name="T6" style:family="text">
      <style:text-properties officeooo:rsid="00028f3c"/>
    </style:style>
    <style:style style:name="T7" style:family="text">
      <style:text-properties officeooo:rsid="00035f48"/>
    </style:style>
    <style:style style:name="T8" style:family="text">
      <style:text-properties officeooo:rsid="000406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RABIN ACHARYA</text:span></text:p>
      <text:p text:style-name="P2"><text:span text:style-name="T2">Koteshwor-35, Kathmandu Nepal </text:span><text:span text:style-name="T3">, (984) 158-8566, rbnacharya@gmail.com</text:span> </text:p>
      <text:p text:style-name="P1"/>
      <text:p text:style-name="P1"/>
      <text:p text:style-name="P14">Position of Interest:</text:p>
      <text:p text:style-name="P3"/>
      <text:p text:style-name="P6">SOFTWARE <text:span text:style-name="T6">DEVELOPER</text:span></text:p>
      <text:p text:style-name="P6"/>
      <text:p text:style-name="P13">Offer the following qualifications:</text:p>
      <text:p text:style-name="P4"/>
      <text:list xml:id="list5815828287394003864" text:style-name="L2">
        <text:list-item>
          <text:p text:style-name="P10">Bachelor's degree in Computer Science with over one year of accomplished software programming experience.</text:p>
        </text:list-item>
        <text:list-item>
          <text:p text:style-name="P10">Analytical, detail oriented with strong programming skills; work diligently on long, tedious assignments. </text:p>
        </text:list-item>
        <text:list-item>
          <text:p text:style-name="P10">Maintain excellent interpersonal communication, time management, and problem resolution skills.</text:p>
        </text:list-item>
      </text:list>
      <text:p text:style-name="P9"/>
      <text:p text:style-name="P9"/>
      <text:p text:style-name="P7">Languages: <text:span text:style-name="T4">Java, Groovy, PHP,C++,C, C# , Javascript, HTML, CSS </text:span></text:p>
      <text:p text:style-name="P7">Frameworks: <text:span text:style-name="T4">Elasticsearch, Grails, Node.JS , jQuery <text:s/></text:span></text:p>
      <text:p text:style-name="P7">Tools and Servers: <text:s/><text:span text:style-name="T4">Tomcat, Apache, Jenkins, AWS, WAMP / LAMP (Apache)</text:span></text:p>
      <text:p text:style-name="P7"/>
      <text:p text:style-name="P7"/>
      <text:p text:style-name="P15">RELEVANT EXPERIENCE</text:p>
      <text:p text:style-name="P6"><text:span text:style-name="T4"><text:s/></text:span></text:p>
      <text:p text:style-name="P8">Associate Engineer<text:span text:style-name="T4">, </text:span><text:span text:style-name="T5">Elasticsearch Developer, 08/2013 – Present</text:span></text:p>
      <text:p text:style-name="P5"><text:span text:style-name="T4">Deerwalk Services Pvt. Ltd </text:span></text:p>
      <text:p text:style-name="P5"/>
      <text:p text:style-name="P11">Healthcare analytics and "custom" software development company focused on delivering Big Data solutions to the healthcare industry. </text:p>
      <text:p text:style-name="P11"/>
      <text:list xml:id="list8310645199948838711" text:style-name="L3">
        <text:list-item>
          <text:p text:style-name="P12">Worked with development team to help develop different types of reports. </text:p>
        </text:list-item>
        <text:list-item>
          <text:p text:style-name="P12">Documentation for every task I have worked on.</text:p>
        </text:list-item>
        <text:list-item>
          <text:p text:style-name="P12">Programming various modules of a product in development, using Java programming language.</text:p>
        </text:list-item>
        <text:list-item>
          <text:p text:style-name="P12">Interaction between co-workers to effectively formulate solutions for <text:span text:style-name="T7">any problems in development time</text:span>.</text:p>
        </text:list-item>
      </text:list>
      <text:p text:style-name="P11"/>
      <text:p text:style-name="P11"/>
      <text:p text:style-name="P18">EDUCATION</text:p>
      <text:p text:style-name="P16"/>
      <text:p text:style-name="P18">Bachelor's in Computer Engineering / 2010 – 2014 </text:p>
      <text:p text:style-name="P18"><text:span text:style-name="T4">IOE, </text:span><text:s/><text:span text:style-name="T4">Tribhuwan University</text:span></text:p>
      <text:p text:style-name="P18"/>
      <text:p text:style-name="P18"><text:span text:style-name="T4">Best Minor Project Award 2011, Best Major Project Award 2013</text:span></text:p>
      <text:p text:style-name="P20"><text:span text:style-name="T4">Enterprise Application Design and Development, Big Data Analytics, Data Mining , Distributed Systems, Data Structure and Algorithms , Object Oriented Programming, Database System, Operating Systems ...</text:span></text:p>
      <text:p text:style-name="P17"/>
      <text:p text:style-name="P18">SOCIAL NETWORKS</text:p>
      <text:p text:style-name="P19">(github) <text:span text:style-name="T8">username: </text:span>rbnacharya , (linkedin) <text:span text:style-name="T8">http://www.linkedin.com/profile/view?id=94154951 , (twitter) @progrrammer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bin Acharya</meta:initial-creator>
    <meta:creation-date>2014-07-21T12:53:15.565703231</meta:creation-date>
    <dc:date>2014-07-21T13:42:03.856719928</dc:date>
    <dc:creator>Rabin Acharya</dc:creator>
    <meta:editing-duration>PT1M14S</meta:editing-duration>
    <meta:editing-cycles>1</meta:editing-cycles>
    <meta:document-statistic meta:table-count="0" meta:image-count="0" meta:object-count="0" meta:page-count="1" meta:paragraph-count="27" meta:word-count="219" meta:character-count="1690" meta:non-whitespace-character-count="1483"/>
    <meta:generator>LibreOffice/4.2.3.3$Linux_X86_64 LibreOffice_project/420m0$Build-3</meta:generator>
  </office:meta>
</office:document-meta>
</file>